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padding="0.035cm" fo:border="0.51pt solid #00000a"/>
    </style:style>
    <style:style style:name="P2" style:family="paragraph" style:parent-style-name="Standard" style:master-page-name="Standard">
      <style:paragraph-properties style:page-number="auto" fo:padding="0.035cm" fo:border="0.51pt solid #00000a"/>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TTER OF UNDERTAKING FOR MY PARTICIPATION IN THE OPEN SOURCE SOFTWARE PROJECT</text:p>
      <text:p text:style-name="P1"/>
      <text:p text:style-name="P1">I, undersigned</text:p>
      <text:p text:style-name="P1"/>
      <text:p text:style-name="P1">Name</text:p>
      <text:p text:style-name="P1">First name</text:p>
      <text:p text:style-name="P1">Date of birth</text:p>
      <text:p text:style-name="P1">Place of birth</text:p>
      <text:p text:style-name="P1">E-Mail</text:p>
      <text:p text:style-name="P1">Mobile phone number</text:p>
      <text:p text:style-name="P1"/>
      <text:p text:style-name="P1">Having presented the following identification title (passport, ID) number : ….</text:p>
      <text:p text:style-name="P1"/>
      <text:p text:style-name="P1">Participate in the Github open source software project n°… (name)</text:p>
      <text:p text:style-name="P1"/>
      <text:p text:style-name="P1">Promoted by Secure Identity Alliance GIEE (“SIA”), a legal person having its head office at 148 rue de l’Université 75008 Paris, France, and registered under the number n° SIREN : 793135906, and represented by Jean-Claude Perrin, Secretary General, undersigned,</text:p>
      <text:p text:style-name="P1"/>
      <text:p text:style-name="P1">Heirein after called the “Project”,</text:p>
      <text:p text:style-name="P1"/>
      <text:p text:style-name="P1"><text:span text:style-name="T1">Through login in the dedicated Github space or any equivalent mean or additional tool designated by SIA,</text:span></text:p>
      <text:p text:style-name="P1"/>
      <text:p text:style-name="P1">In my name and on my behalf,</text:p>
      <text:p text:style-name="P1"/>
      <text:p text:style-name="P1"><text:span text:style-name="T1">Or (choose an option, you cannot choose both)</text:span></text:p>
      <text:p text:style-name="P1"><text:span text:style-name="T1">In the name and on behalf of my employer ….(name, identification, tax number, adress),</text:span></text:p>
      <text:p text:style-name="P1"/>
      <text:p text:style-name="P1">In all cases I represent and warrant that:</text:p>
      <text:p text:style-name="P1"/>
      <text:p text:style-name="P1">- I have no conflicting rights with my employer, or anybody else, as regards the intellectual property or other rights which would derive from the inputs I bring in the Project (hereinafter called “Inputs”), through deposit in the dedicated Github space, [or any other instance designated by SIA],</text:p>
      <text:p text:style-name="P1"/>
      <text:p text:style-name="P1">- And that I have the ability to act on behalf of my employer or anybody else, would it be concerned, and to sign the present letter of undertaking on its behalf.</text:p>
      <text:p text:style-name="P1"/>
      <text:p text:style-name="P1">I understand and accept that, participating in the Project, I, or my employer or anybody else should it have rights in the Inputs,</text:p>
      <text:p text:style-name="P1"/>
      <text:p text:style-name="P1">- benefit of, and am / is bound by, the following license, regarding the Software (as per its definition precised here below in the license text) included in the Inputs,</text:p>
      <text:p text:style-name="P1"/>
      <text:p text:style-name="P1">- and that I am / It is / hold to attach this license to the Software (Creating a text file (typically named</text:p>
      <text:p text:style-name="P1">LICENSE or LICENSE.txt) in the root of its source code and copying the text of the license into the file,</text:p>
      <text:p text:style-name="P1">Replacing [year] with the current year and [fullname] with the name (or names) of the copyright holders),</text:p>
      <text:p text:style-name="P1"/>
      <text:p text:style-name="P1">“License :</text:p>
      <text:p text:style-name="P1"><text:soft-page-break/>Copyright (c) [year] [fullname]</text:p>
      <text:p text:style-name="P1"/>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And that any participating person is bound by the same terms, meaning that any software brought in the</text:p>
      <text:p text:style-name="P1">Project is ruled by these licensing terms i.e. not restraining nor increasing the licensee’s rights regarding the Software or parts thereof,</text:p>
      <text:p text:style-name="P1">- And that the Inputs are ruled by the same licensing regime,</text:p>
      <text:p text:style-name="P1">- And that any “associated documentation” is presumed irrevocably being “Software”;</text:p>
      <text:p text:style-name="P1">- And that any of my Inputs will be recorded and mentioned to other participants, and may be erased and/or rejected at the discretion of SIA;</text:p>
      <text:p text:style-name="P1">- And that I, or anybody else would it have rights in the Inputs, am / is further hold by the Github (or other tool or instance designated by SIA) conditions not conflicting the terms contained herein.</text:p>
      <text:p text:style-name="P1"/>
      <text:p text:style-name="P1">Any dispute or difficulty arising concerning this letter shall be settled amicably, and, after reasonable attempts to do so have failed, exclusively by jurisdictions or arbitration bodies located in Paris, France, even as regards preliminary injunctions, ex-parte procedures and third party interventions.</text:p>
      <text:p text:style-name="P1"/>
      <text:p text:style-name="P1">For any claim regarding this letter I will contact, at SIA: <text:a xlink:type="simple" xlink:href="mailto:openapi@secureidentityalliance.org" text:style-name="Internet_20_link" text:visited-style-name="Visited_20_Internet_20_Link">openapi@secureidentityalliance.org</text:a> </text:p>
      <text:p text:style-name="P1"/>
      <text:p text:style-name="P1">(For Paper signature:)</text:p>
      <text:p text:style-name="P1">Made in two originals in ….</text:p>
      <text:p text:style-name="P1"/>
      <text:p text:style-name="P1">Date:</text:p>
      <text:p text:style-name="P1"/>
      <text:p text:style-name="P1">Signature:</text:p>
      <text:p text:style-name="P1">(The signature process may be also under electronic form)</text:p>
      <text:p text:style-name="P1"/>
      <text:p text:style-name="P1">On behalf of SI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9pt" fo:language="en" fo:country="US" style:letter-kerning="false" style:font-name-asian="Times New Roman" style:font-size-asian="11pt" style:language-asian="en" style:country-asian="US" style:font-name-complex="Times New Roma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9pt" fo:language="en" fo:country="US" style:letter-kerning="false"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459cm" fo:text-align="justify" style:justify-single-word="false" fo:orphans="2" fo:widows="2" style:writing-mode="lr-tb"/>
      <style:text-properties fo:color="#000000" style:font-name="Verdana" fo:font-family="Verdana" style:font-family-generic="roman" style:font-pitch="variable" fo:font-size="9pt" style:font-size-asian="9pt" style:language-asian="fr" style:country-asian="FR"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Internet_20_link" style:display-name="Internet link" style:family="text" style:parent-style-name="Default_20_Paragraph_20_Font">
      <style:text-properties fo:color="#44546a"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éphanie de Labriolle</meta:initial-creator>
    <dc:creator>Stéphanie de Labriolle</dc:creator>
    <meta:editing-cycles>1</meta:editing-cycles>
    <meta:creation-date>2018-09-17T17:00:00</meta:creation-date>
    <dc:date>2018-09-17T17:01:00</dc:date>
    <meta:editing-duration>PT1M</meta:editing-duration>
    <meta:generator>LibreOffice/5.4.6.2$Linux_X86_64 LibreOffice_project/40m0$Build-2</meta:generator>
    <meta:document-statistic meta:table-count="0" meta:image-count="0" meta:object-count="0" meta:page-count="2" meta:paragraph-count="43" meta:word-count="711" meta:character-count="4306" meta:non-whitespace-character-count="363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